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hTool.div( Object ... nu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athTool.getAverage( double ...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hTool.getAverage( Collection 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thTool.abs( Object 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thTool.getAverage( Object ...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hTool.getAverage( Object [ ] array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hTool.getRan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hTool.getTotal( long ...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thTool.hasFloatingPoin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hTool.floor( Object 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hTool.matchType( Number in1 , Number in2 , doubl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hTool.mod( Object num1 , Object num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thTool.round( Object 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hTool.idiv( Object num1 , Object num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thTool.getTotal( double ...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thTool.sub( Object ... nu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thTool.max( Object ... nu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thTool.toInteger( Object 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hTool.getTotal( Object [ ] array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hTool.add( Object num1 , Object nu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hTool.random( Object num1 , Object num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athTool.pow( Object num1 , Object num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thTool.sub( Object num1 , Object nu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hTool.mul( Object num1 , Object nu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hTool.roundTo( Object decimals , Object nu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thTool.ceil( Object 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hTool.toNumber( Object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hTool.max( Object num1 , Object nu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hTool.getAverage( Collection collection ,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thTool.div( Object num1 , Object nu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hTool.toDouble( Object 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hTool.min( Object ... nu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thTool.getTotal( Object ...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hTool.getTotal( Collection collection , String fiel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athTool.matchType( Number in , doubl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hTool.parseNumber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thTool.matchType( double out , Number ... i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athTool.getTotal( Collection colle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athTool.getAverage( long ...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thTool.add( Object ... nu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thTool.min( Object num1 , Object nu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hTool.mul( Object ... nu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